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ext_20_body">David W. Agler<text:line-break/>Class or Assignment Name<text:line-break/>Date Submitted</text:p>
      <text:h text:style-name="Heading_20_1" text:outline-level="1"><text:bookmark-start text:name="paper-title"/>Paper Title<text:bookmark-end text:name="paper-title"/></text:h>
      <text:h text:style-name="Heading_20_2" text:outline-level="2"><text:bookmark-start text:name="section-1.-introduction"/>Section 1. Introduction<text:bookmark-end text:name="section-1.-introduction"/></text:h>
      <text:p text:style-name="First_20_paragraph">Explain the topic of your paper, note your principal goals/aims/theses, and state the structure of your paper. In section 2, I will do X. In section 3, I will do Y. In section 4, I will do Z.</text:p>
      <text:h text:style-name="Heading_20_2" text:outline-level="2"><text:bookmark-start text:name="section-2.-analysis-of-a-problem"/>Section 2. Analysis of a problem<text:bookmark-end text:name="section-2.-analysis-of-a-problem"/></text:h>
      <text:p text:style-name="First_20_paragraph">Begin by indicating what this section plans to do. In this section, we will analyze a problem or a debate. Introduce the relevant terms, concepts, ideas, history, or positions.</text:p>
      <text:h text:style-name="Heading_20_2" text:outline-level="2"><text:bookmark-start text:name="section-3.-a-previous-solution"/>Section 3. A previous solution<text:bookmark-end text:name="section-3.-a-previous-solution"/></text:h>
      <text:p text:style-name="First_20_paragraph">Again, begin by indicating what this section plans to do. Now that the problem or debate has been clarified, explain a previous attempt at solving this problem.</text:p>
      <text:h text:style-name="Heading_20_2" text:outline-level="2"><text:bookmark-start text:name="section-4.-a-better-solution"/>Section 4. A better solution<text:bookmark-end text:name="section-4.-a-better-solution"/></text:h>
      <text:p text:style-name="First_20_paragraph">Again! Begin by indicating what this section plans to do. In this section, you will state a different solution and why this solution (1) solves the problem (settles the debate) or (2) is better than previous solutions. In addition, you could state some limitations of this solution.</text:p>
      <text:h text:style-name="Heading_20_2" text:outline-level="2"><text:bookmark-start text:name="section-5-conclusion"/>Section 5 Conclusion<text:bookmark-end text:name="section-5-conclusion"/></text:h>
      <text:p text:style-name="First_20_paragraph">Summarize the paper. You can also indicate various limitaitons on your solution or potential areas that need more investigation.</text:p>
      <text:h text:style-name="Heading_20_2" text:outline-level="2"><text:bookmark-start text:name="references"/>References<text:bookmark-end text:name="references"/></text:h>
      <text:list text:style-name="L1">
        <text:list-item>
          <text:p text:style-name="P1">My Great Reference Citation</text:p>
        </text:list-item>
        <text:list-item>
          <text:p text:style-name="P1">Another Great Reference Citatio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.1</meta:generator>
    <dc:title/>
    <dc:description/>
    <dc:subject/>
    <meta:keyword/>
    <meta:initial-creator/>
    <dc:creator/>
    <meta:creation-date>2024-07-18T16:08:43Z</meta:creation-date>
    <dc:date>2024-07-18T16:08:43Z</dc:date>
    <meta:user-defined meta:name="colorlinks" meta:value-type="string">True</meta:user-defined>
  </office:meta>
</office:document-meta>
</file>